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410000035599638B2E0268E37E.png" manifest:media-type="image/png"/>
  <manifest:file-entry manifest:full-path="Pictures/1000000100000209000000DE81A6D0D4E8017D9A.png" manifest:media-type="image/png"/>
  <manifest:file-entry manifest:full-path="Pictures/10000001000001F90000021C0076E92358815F4E.png" manifest:media-type="image/png"/>
  <manifest:file-entry manifest:full-path="Pictures/1000000100000319000002421785A80FB0F356BD.png" manifest:media-type="image/png"/>
  <manifest:file-entry manifest:full-path="Pictures/100000010000020B0000023D2F931DED3BB99F34.png" manifest:media-type="image/png"/>
  <manifest:file-entry manifest:full-path="Pictures/100000010000020B0000023D3F277827A015171C.png" manifest:media-type="image/png"/>
  <manifest:file-entry manifest:full-path="Pictures/100000010000020B0000023D81398E4A80989E11.png" manifest:media-type="image/png"/>
  <manifest:file-entry manifest:full-path="Pictures/100000010000020B0000023D36CB9E03981DC493.png" manifest:media-type="image/png"/>
  <manifest:file-entry manifest:full-path="Pictures/100000010000020A000000CC3AF81D364456E9DA.png" manifest:media-type="image/png"/>
  <manifest:file-entry manifest:full-path="Pictures/10000001000001F9000001A65AFD8472AB4061C8.png" manifest:media-type="image/png"/>
  <manifest:file-entry manifest:full-path="Pictures/100000010000040900000181331761CB4C3BB876.png" manifest:media-type="image/png"/>
  <manifest:file-entry manifest:full-path="Pictures/10000001000004200000019D3DD647A636D3FDB9.png" manifest:media-type="image/png"/>
  <manifest:file-entry manifest:full-path="Pictures/100000010000020B0000023D8B620AA045600E1C.png" manifest:media-type="image/png"/>
  <manifest:file-entry manifest:full-path="Pictures/1000000100000318000002412664DB225DDF12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textarea-horizontal-align="justify" draw:textarea-vertical-align="middle" draw:auto-grow-height="false" fo:min-height="18.403cm" fo:min-width="32.9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1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61cm"/>
      <style:paragraph-properties style:writing-mode="lr-tb"/>
    </style:style>
    <style:style style:name="gr4" style:family="graphic" style:parent-style-name="objectwithoutfill">
      <style:graphic-properties draw:stroke="solid" svg:stroke-width="0.035cm" svg:stroke-color="#ffff00" draw:marker-start-width="0.252cm" draw:marker-end="Arrowheads_20_4" draw:marker-end-width="0.203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9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29cm"/>
      <style:paragraph-properties style:writing-mode="lr-tb"/>
    </style:style>
    <style:style style:name="gr7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651cm" fo:min-width="14.239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095cm" fo:min-width="0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043cm" fo:min-width="0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3" style:family="graphic" style:parent-style-name="objectwithoutfill">
      <style:graphic-properties svg:stroke-width="0.053cm" svg:stroke-color="#ffff00" draw:marker-start="" draw:marker-start-width="0.279cm" draw:marker-end="Arrowheads_20_4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05cm" fo:min-width="0.055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cm" fo:min-width="0.40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12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6.731cm" fo:min-width="0cm" fo:padding-top="0.142cm" fo:padding-bottom="0.142cm" fo:padding-left="0.267cm" fo:padding-right="0.267cm" fo:wrap-option="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75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512cm" fo:min-width="0cm" fo:padding-top="0.142cm" fo:padding-bottom="0.142cm" fo:padding-left="0.267cm" fo:padding-right="0.267cm" fo:wrap-option="wrap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543cm" fo:min-width="0cm" fo:padding-top="0.142cm" fo:padding-bottom="0.142cm" fo:padding-left="0.267cm" fo:padding-right="0.267cm" fo:wrap-option="wrap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88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691cm" fo:min-width="0cm" fo:padding-top="0.142cm" fo:padding-bottom="0.142cm" fo:padding-left="0.267cm" fo:padding-right="0.267cm" fo:wrap-option="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1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154cm"/>
      <style:paragraph-properties style:writing-mode="lr-tb"/>
    </style:style>
    <style:style style:name="gr25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377cm" fo:min-width="2.773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91cm"/>
      <style:paragraph-properties style:writing-mode="lr-tb"/>
    </style:style>
    <style:style style:name="gr27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377cm" fo:min-width="5.182cm" fo:padding-top="0.142cm" fo:padding-bottom="0.142cm" fo:padding-left="0.267cm" fo:padding-right="0.267cm"/>
    </style:style>
    <style:style style:name="gr28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566cm" fo:min-width="3.255cm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08cm"/>
      <style:paragraph-properties style:writing-mode="lr-tb"/>
    </style:style>
    <style:style style:name="gr30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437cm" fo:min-width="5.683cm" fo:padding-top="0.142cm" fo:padding-bottom="0.142cm" fo:padding-left="0.267cm" fo:padding-right="0.267cm"/>
    </style:style>
    <style:style style:name="gr31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437cm" fo:min-width="7.62cm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5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9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58cm"/>
      <style:paragraph-properties style:writing-mode="lr-tb"/>
    </style:style>
    <style:style style:name="gr35" style:family="graphic" style:parent-style-name="objectwithoutfill">
      <style:graphic-properties svg:stroke-width="0.035cm" svg:stroke-color="#ea7500" draw:marker-start-width="0.252cm" draw:marker-end="Arrowheads_20_4" draw:marker-end-width="0.252cm" draw:fill="none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5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1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9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7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  <style:paragraph-properties style:writing-mode="lr-tb"/>
    </style:style>
    <style:style style:name="gr42" style:family="graphic" style:parent-style-name="objectwithoutfill">
      <style:graphic-properties svg:stroke-width="0.035cm" svg:stroke-color="#ea7500" draw:marker-start="Arrowheads_20_12" draw:marker-start-width="0.252cm" draw:marker-end="Arrowheads_20_11" draw:marker-end-width="0.352cm" draw:fill="none" draw:textarea-vertical-align="middle" fo:padding-top="0.142cm" fo:padding-bottom="0.142cm" fo:padding-left="0.267cm" fo:padding-right="0.26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47cm"/>
      <style:paragraph-properties style:writing-mode="lr-tb"/>
    </style:style>
    <style:style style:name="gr44" style:family="graphic" style:parent-style-name="objectwithoutfill">
      <style:graphic-properties svg:stroke-width="0.035cm" svg:stroke-color="#ff8000" draw:marker-start="" draw:marker-start-width="0.252cm" draw:marker-end="Arrowheads_20_4" draw:marker-end-width="0.252cm" draw:fill="none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cm"/>
      <style:paragraph-properties style:writing-mode="lr-tb"/>
    </style:style>
    <style:style style:name="gr46" style:family="graphic" style:parent-style-name="objectwithoutfill">
      <style:graphic-properties svg:stroke-width="0.035cm" svg:stroke-color="#ff8000" draw:marker-start-width="0.252cm" draw:marker-end="Arrowheads_20_4" draw:marker-end-width="0.252cm" draw:fill="none" draw:textarea-vertical-align="middle" fo:padding-top="0.142cm" fo:padding-bottom="0.142cm" fo:padding-left="0.267cm" fo:padding-right="0.26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0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18cm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2.242cm" fo:min-width="2.129cm" fo:padding-top="0.142cm" fo:padding-bottom="0.142cm" fo:padding-left="0.267cm" fo:padding-right="0.26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7cm"/>
      <style:paragraph-properties style:writing-mode="lr-tb"/>
    </style:style>
    <style:style style:name="gr52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465cm" fo:min-width="0.19cm" fo:padding-top="0.151cm" fo:padding-bottom="0.151cm" fo:padding-left="0.276cm" fo:padding-right="0.276cm"/>
    </style:style>
    <style:style style:name="gr53" style:family="graphic" style:parent-style-name="standard">
      <style:graphic-properties svg:stroke-width="0.035cm" svg:stroke-color="#ffff00" draw:marker-start-width="0.252cm" draw:marker-end-width="0.252cm" draw:fill="none" draw:textarea-vertical-align="middle" draw:auto-grow-height="false" fo:min-height="1.91cm" fo:min-width="0cm" fo:padding-top="0.142cm" fo:padding-bottom="0.142cm" fo:padding-left="0.267cm" fo:padding-right="0.267cm" fo:wrap-option="wrap"/>
    </style:style>
    <style:style style:name="gr54" style:family="graphic" style:parent-style-name="standard">
      <style:graphic-properties svg:stroke-width="0.035cm" svg:stroke-color="#ffff00" draw:marker-start-width="0.252cm" draw:marker-end-width="0.252cm" draw:fill="none" draw:textarea-vertical-align="middle" draw:auto-grow-height="false" fo:min-height="1.538cm" fo:min-width="0cm" fo:padding-top="0.142cm" fo:padding-bottom="0.142cm" fo:padding-left="0.267cm" fo:padding-right="0.267cm" fo:wrap-option="wrap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8.54cm" fo:min-width="9.924cm" fo:padding-top="0.142cm" fo:padding-bottom="0.142cm" fo:padding-left="0.267cm" fo:padding-right="0.267cm"/>
    </style:style>
    <style:style style:name="gr58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815cm" fo:min-width="9.924cm" fo:padding-top="0.142cm" fo:padding-bottom="0.142cm" fo:padding-left="0.267cm" fo:padding-right="0.267cm"/>
    </style:style>
    <style:style style:name="gr59" style:family="graphic" style:parent-style-name="standard">
      <style:graphic-properties draw:stroke="solid" svg:stroke-width="0.035cm" svg:stroke-color="#b400b4" draw:marker-start-width="0.252cm" draw:marker-end-width="0.252cm" draw:fill="none" draw:textarea-horizontal-align="justify" draw:textarea-vertical-align="middle" draw:auto-grow-height="false" fo:min-height="4.842cm" fo:min-width="9.924cm" fo:padding-top="0.142cm" fo:padding-bottom="0.142cm" fo:padding-left="0.267cm" fo:padding-right="0.267cm"/>
    </style:style>
    <style:style style:name="gr60" style:family="graphic" style:parent-style-name="standard">
      <style:graphic-properties draw:stroke="solid" svg:stroke-width="0.035cm" svg:stroke-color="#b400b4" draw:marker-start-width="0.252cm" draw:marker-end-width="0.252cm" draw:fill="none" draw:textarea-horizontal-align="justify" draw:textarea-vertical-align="middle" draw:auto-grow-height="false" fo:min-height="0.994cm" fo:min-width="9.924cm" fo:padding-top="0.142cm" fo:padding-bottom="0.142cm" fo:padding-left="0.267cm" fo:padding-right="0.267cm"/>
    </style:style>
    <style:style style:name="gr61" style:family="graphic" style:parent-style-name="objectwithoutfill">
      <style:graphic-properties svg:stroke-width="0.035cm" svg:stroke-color="#ffff00" draw:marker-start-width="0.252cm" draw:marker-end="Arrowheads_20_4" draw:marker-end-width="0.252cm" draw:fill="none" draw:textarea-vertical-align="middle" fo:padding-top="0.142cm" fo:padding-bottom="0.142cm" fo:padding-left="0.267cm" fo:padding-right="0.267cm"/>
    </style:style>
    <style:style style:name="gr62" style:family="graphic" style:parent-style-name="objectwithoutfill">
      <style:graphic-properties svg:stroke-width="0.035cm" svg:stroke-color="#b400b4" draw:marker-start-width="0.252cm" draw:marker-end="Arrowheads_20_4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00" loext:opacity="100%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ff00" loext:opacity="100%"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color="#ffff00" loext:opacity="100%"/>
    </style:style>
    <style:style style:name="P6" style:family="paragraph">
      <loext:graphic-properties draw:fill="none"/>
      <style:paragraph-properties fo:line-height="0.259cm" fo:text-align="center" style:writing-mode="lr-tb"/>
      <style:text-properties fo:color="#ffff00" loext:opacity="100%" fo:font-size="9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  <style:text-properties fo:color="#ffff00" loext:opacity="100%" fo:font-size="9pt"/>
    </style:style>
    <style:style style:name="P8" style:family="paragraph">
      <loext:graphic-properties draw:fill="none" draw:fill-color="#ffffff"/>
      <style:paragraph-properties style:writing-mode="lr-tb"/>
      <style:text-properties fo:font-size="14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P11" style:family="paragraph">
      <loext:graphic-properties draw:fill="none"/>
      <style:paragraph-properties fo:text-align="end"/>
    </style:style>
    <style:style style:name="P12" style:family="paragraph">
      <loext:graphic-properties draw:fill="none" draw:fill-color="#ffffff"/>
      <style:paragraph-properties style:writing-mode="lr-tb"/>
      <style:text-properties fo:color="#ffff00" loext:opacity="100%" fo:font-size="9pt" style:font-size-asian="9pt" style:font-size-complex="9pt"/>
    </style:style>
    <style:style style:name="P13" style:family="paragraph">
      <style:paragraph-properties fo:margin-top="0.102cm" fo:margin-bottom="0.203cm"/>
    </style:style>
    <style:style style:name="P14" style:family="paragraph">
      <loext:graphic-properties draw:fill="none" draw:fill-color="#ffffff"/>
      <style:paragraph-properties fo:margin-top="0.102cm" fo:margin-bottom="0.203cm" style:writing-mode="lr-tb"/>
      <style:text-properties fo:font-size="14pt"/>
    </style:style>
    <style:style style:name="P15" style:family="paragraph">
      <loext:graphic-properties draw:fill="none"/>
      <style:paragraph-properties fo:margin-top="0.102cm" fo:margin-bottom="0.203cm" fo:text-align="center"/>
    </style:style>
    <style:style style:name="P16" style:family="paragraph">
      <loext:graphic-properties draw:fill="none" draw:fill-color="#ffffff"/>
      <style:paragraph-properties fo:text-align="start" style:writing-mode="lr-tb"/>
      <style:text-properties fo:font-size="14pt"/>
    </style:style>
    <style:style style:name="P17" style:family="paragraph">
      <loext:graphic-properties draw:fill="none" draw:fill-color="#ffffff"/>
      <style:paragraph-properties style:writing-mode="lr-tb"/>
      <style:text-properties fo:color="#ffff00" loext:opacity="100%" fo:font-size="14pt"/>
    </style:style>
    <style:style style:name="P18" style:family="paragraph">
      <style:paragraph-properties fo:text-align="center"/>
    </style:style>
    <style:style style:name="T1" style:family="text">
      <style:text-properties fo:color="#ffff00" loext:opacity="100%" fo:font-size="14pt" style:font-size-asian="14pt" style:font-size-complex="14pt"/>
    </style:style>
    <style:style style:name="T2" style:family="text">
      <style:text-properties fo:color="#ffff00" loext:opacity="100%" fo:font-size="12pt" style:font-size-asian="12pt" style:font-size-complex="12pt"/>
    </style:style>
    <style:style style:name="T3" style:family="text">
      <style:text-properties fo:color="#ffff00" loext:opacity="100%"/>
    </style:style>
    <style:style style:name="T4" style:family="text">
      <style:text-properties fo:color="#ffff00" loext:opacity="100%" fo:font-size="9pt"/>
    </style:style>
    <style:style style:name="T5" style:family="text">
      <style:text-properties fo:font-size="14pt"/>
    </style:style>
    <style:style style:name="T6" style:family="text">
      <style:text-properties fo:font-size="14pt" style:font-size-asian="12pt" style:font-size-complex="12pt"/>
    </style:style>
    <style:style style:name="T7" style:family="text">
      <style:text-properties fo:color="#ffff00" loext:opacity="100%" fo:font-size="9pt" style:font-size-asian="9pt" style:font-size-complex="9pt"/>
    </style:style>
    <style:style style:name="T8" style:family="text">
      <style:text-properties fo:color="#ffff00" loext:opacity="100%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anvas" svg:width="33.47cm" svg:height="18.653cm" svg:x="0.185cm" svg:y="0.21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914cm" svg:height="0.806cm" svg:x="4.021cm" svg:y="1.059cm">
          <draw:text-box>
            <text:p><text:span text:style-name="T1">E</text:span><text:span text:style-name="T1">ff</text:span><text:span text:style-name="T1">e</text:span><text:span text:style-name="T1">c</text:span><text:span text:style-name="T1">t</text:span><text:span text:style-name="T1">s </text:span><text:span text:style-name="T1">e</text:span><text:span text:style-name="T1">n</text:span><text:span text:style-name="T1">a</text:span><text:span text:style-name="T1">b</text:span><text:span text:style-name="T1">l</text:span><text:span text:style-name="T1">e</text:span><text:span text:style-name="T1">d</text:span></text:p>
          </draw:text-box>
        </draw:frame>
        <draw:frame draw:style-name="gr3" draw:text-style-name="P2" draw:layer="layout" svg:width="4.261cm" svg:height="0.806cm" svg:x="4.048cm" svg:y="2.91cm">
          <draw:text-box>
            <text:p><text:span text:style-name="T1">T</text:span><text:span text:style-name="T1">r</text:span><text:span text:style-name="T1">a</text:span><text:span text:style-name="T1">c</text:span><text:span text:style-name="T1">k </text:span><text:span text:style-name="T1">h</text:span><text:span text:style-name="T1">a</text:span><text:span text:style-name="T1">s </text:span><text:span text:style-name="T1">e</text:span><text:span text:style-name="T1">ff</text:span><text:span text:style-name="T1">e</text:span><text:span text:style-name="T1">c</text:span><text:span text:style-name="T1">t</text:span><text:span text:style-name="T1">s</text:span></text:p>
          </draw:text-box>
        </draw:frame>
        <draw:g>
          <draw:line draw:style-name="gr4" draw:text-style-name="P3" draw:layer="layout" svg:x1="4.181cm" svg:y1="6.509cm" svg:x2="3.413cm" svg:y2="5.61cm">
            <text:p/>
          </draw:line>
          <draw:line draw:style-name="gr4" draw:text-style-name="P3" draw:layer="layout" svg:x1="4.191cm" svg:y1="6.527cm" svg:x2="3.556cm" svg:y2="7.109cm">
            <text:p/>
          </draw:line>
        </draw:g>
        <draw:line draw:style-name="gr4" draw:text-style-name="P3" draw:layer="layout" svg:x1="4.111cm" svg:y1="1.46cm" svg:x2="3.439cm" svg:y2="1.958cm">
          <text:p/>
        </draw:line>
        <draw:frame draw:style-name="gr5" draw:text-style-name="P2" draw:layer="layout" svg:width="3.999cm" svg:height="0.806cm" svg:x="4.021cm" svg:y="4.366cm">
          <draw:text-box>
            <text:p><text:span text:style-name="T1">E</text:span><text:span text:style-name="T1">ff</text:span><text:span text:style-name="T1">e</text:span><text:span text:style-name="T1">c</text:span><text:span text:style-name="T1">t</text:span><text:span text:style-name="T1">s </text:span><text:span text:style-name="T1">d</text:span><text:span text:style-name="T1">i</text:span><text:span text:style-name="T1">s</text:span><text:span text:style-name="T1">a</text:span><text:span text:style-name="T1">b</text:span><text:span text:style-name="T1">l</text:span><text:span text:style-name="T1">e</text:span><text:span text:style-name="T1">d</text:span></text:p>
          </draw:text-box>
        </draw:frame>
        <draw:line draw:style-name="gr4" draw:text-style-name="P3" draw:layer="layout" svg:x1="4.12cm" svg:y1="4.76cm" svg:x2="3.439cm" svg:y2="4.366cm">
          <text:p/>
        </draw:line>
        <draw:frame draw:style-name="gr6" draw:text-style-name="P2" draw:layer="layout" svg:width="2.729cm" svg:height="0.806cm" svg:x="4.049cm" svg:y="6.085cm">
          <draw:text-box>
            <text:p><text:span text:style-name="T1">N</text:span><text:span text:style-name="T1">o </text:span><text:span text:style-name="T1">e</text:span><text:span text:style-name="T1">ff</text:span><text:span text:style-name="T1">e</text:span><text:span text:style-name="T1">c</text:span><text:span text:style-name="T1">t</text:span><text:span text:style-name="T1">s</text:span></text:p>
          </draw:text-box>
        </draw:frame>
        <draw:line draw:style-name="gr4" draw:text-style-name="P3" draw:layer="layout" svg:x1="4.163cm" svg:y1="3.308cm" svg:x2="3.395cm" svg:y2="2.409cm">
          <text:p/>
        </draw:line>
        <draw:line draw:style-name="gr4" draw:text-style-name="P3" draw:layer="layout" svg:x1="4.173cm" svg:y1="3.326cm" svg:x2="3.538cm" svg:y2="3.908cm">
          <text:p/>
        </draw:line>
        <draw:custom-shape draw:style-name="gr7" draw:text-style-name="P3" draw:layer="layout" svg:width="14.791cm" svg:height="0.953cm" svg:x="13.784cm" svg:y="15.71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862cm" svg:y1="13.203cm" svg:x2="2.18cm" svg:y2="13.779cm">
          <text:p/>
        </draw:line>
        <draw:line draw:style-name="gr4" draw:text-style-name="P3" draw:layer="layout" svg:x1="7.069cm" svg:y1="13.208cm" svg:x2="8.742cm" svg:y2="13.758cm">
          <text:p/>
        </draw:line>
        <draw:custom-shape draw:style-name="gr8" draw:text-style-name="P3" draw:layer="layout" svg:width="0.487cm" svg:height="0.487cm" svg:x="1.842cm" svg:y="13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487cm" svg:height="0.487cm" svg:x="8.637cm" svg:y="13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3.132cm" svg:height="0.725cm" svg:x="3.916cm" svg:y="12.827cm">
          <draw:text-box>
            <text:p><text:span text:style-name="T2">F</text:span><text:span text:style-name="T2">a</text:span><text:span text:style-name="T2">d</text:span><text:span text:style-name="T2">e </text:span><text:span text:style-name="T2">h</text:span><text:span text:style-name="T2">a</text:span><text:span text:style-name="T2">n</text:span><text:span text:style-name="T2">dl</text:span><text:span text:style-name="T2">e</text:span><text:span text:style-name="T2">s</text:span></text:p>
          </draw:text-box>
        </draw:frame>
        <draw:frame draw:style-name="gr11" draw:text-style-name="P5" draw:layer="layout" svg:width="0.853cm" svg:height="0.962cm" svg:x="8.679cm" svg:y="3.784cm">
          <draw:text-box>
            <text:p><text:span text:style-name="T3">1</text:span></text:p>
          </draw:text-box>
        </draw:frame>
        <draw:frame draw:style-name="gr11" draw:text-style-name="P5" draw:layer="layout" svg:width="0.853cm" svg:height="0.962cm" svg:x="23.449cm" svg:y="3.784cm">
          <draw:text-box>
            <text:p><text:span text:style-name="T3">2</text:span></text:p>
          </draw:text-box>
        </draw:frame>
        <draw:frame draw:style-name="gr11" draw:text-style-name="P5" draw:layer="layout" svg:width="0.853cm" svg:height="0.962cm" svg:x="23.443cm" svg:y="4.657cm">
          <draw:text-box>
            <text:p><text:span text:style-name="T3">3</text:span></text:p>
          </draw:text-box>
        </draw:frame>
        <draw:frame draw:style-name="gr11" draw:text-style-name="P5" draw:layer="layout" svg:width="0.853cm" svg:height="0.962cm" svg:x="8.627cm" svg:y="4.736cm">
          <draw:text-box>
            <text:p><text:span text:style-name="T3">4</text:span></text:p>
          </draw:text-box>
        </draw:frame>
        <draw:frame draw:style-name="gr12" draw:text-style-name="P5" draw:layer="layout" svg:width="4.828cm" svg:height="0.962cm" svg:x="14.02cm" svg:y="3.757cm">
          <draw:text-box>
            <text:p><text:span text:style-name="T3">C</text:span><text:span text:style-name="T3">o</text:span><text:span text:style-name="T3">r</text:span><text:span text:style-name="T3">n</text:span><text:span text:style-name="T3">e</text:span><text:span text:style-name="T3">r </text:span><text:span text:style-name="T3">h</text:span><text:span text:style-name="T3">a</text:span><text:span text:style-name="T3">n</text:span><text:span text:style-name="T3">d</text:span><text:span text:style-name="T3">l</text:span><text:span text:style-name="T3">e</text:span><text:span text:style-name="T3">s</text:span></text:p>
          </draw:text-box>
        </draw:frame>
        <draw:line draw:style-name="gr13" draw:text-style-name="P3" draw:layer="layout" svg:x1="13.945cm" svg:y1="4.181cm" svg:x2="9.711cm" svg:y2="4.604cm">
          <text:p/>
        </draw:line>
        <draw:line draw:style-name="gr13" draw:text-style-name="P3" draw:layer="layout" svg:x1="18.866cm" svg:y1="4.181cm" svg:x2="23.179cm" svg:y2="4.578cm">
          <text:p/>
        </draw:line>
        <draw:g>
          <draw:custom-shape draw:style-name="gr14" draw:text-style-name="P6" draw:layer="layout" svg:width="0.831cm" svg:height="0.831cm" svg:x="31.043cm" svg:y="1.0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7" draw:layer="layout" svg:width="0.909cm" svg:height="0.63cm" svg:x="31.023cm" svg:y="1.179cm">
            <draw:text-box>
              <text:p><text:span text:style-name="T4">A</text:span><text:span text:style-name="T4">1</text:span></text:p>
            </draw:text-box>
          </draw:frame>
        </draw:g>
        <draw:g>
          <draw:custom-shape draw:style-name="gr14" draw:text-style-name="P6" draw:layer="layout" svg:width="0.831cm" svg:height="0.831cm" svg:x="31.102cm" svg:y="2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7" draw:layer="layout" svg:width="0.909cm" svg:height="0.63cm" svg:x="31.082cm" svg:y="2.104cm">
            <draw:text-box>
              <text:p><text:span text:style-name="T4">A</text:span><text:span text:style-name="T4">2</text:span></text:p>
            </draw:text-box>
          </draw:frame>
        </draw:g>
        <draw:g>
          <draw:custom-shape draw:style-name="gr14" draw:text-style-name="P6" draw:layer="layout" svg:width="0.831cm" svg:height="0.831cm" svg:x="31.083cm" svg:y="2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7" draw:layer="layout" svg:width="0.909cm" svg:height="0.63cm" svg:x="31.063cm" svg:y="2.954cm">
            <draw:text-box>
              <text:p><text:span text:style-name="T4">D</text:span><text:span text:style-name="T4">1</text:span></text:p>
            </draw:text-box>
          </draw:frame>
        </draw:g>
        <draw:g>
          <draw:custom-shape draw:style-name="gr14" draw:text-style-name="P6" draw:layer="layout" svg:width="0.831cm" svg:height="0.831cm" svg:x="31.066cm" svg:y="3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7" draw:layer="layout" svg:width="0.909cm" svg:height="0.63cm" svg:x="31.046cm" svg:y="3.711cm">
            <draw:text-box>
              <text:p><text:span text:style-name="T4">D</text:span><text:span text:style-name="T4">2</text:span></text:p>
            </draw:text-box>
          </draw:frame>
        </draw:g>
        <draw:g>
          <draw:custom-shape draw:style-name="gr14" draw:text-style-name="P6" draw:layer="layout" svg:width="0.831cm" svg:height="0.831cm" svg:x="31.066cm" svg:y="4.5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7" draw:layer="layout" svg:width="0.909cm" svg:height="0.63cm" svg:x="31.046cm" svg:y="4.636cm">
            <draw:text-box>
              <text:p><text:span text:style-name="T4">D</text:span><text:span text:style-name="T4">1</text:span></text:p>
            </draw:text-box>
          </draw:frame>
        </draw:g>
        <draw:frame draw:style-name="gr16" draw:text-style-name="P8" draw:layer="layout" svg:width="1.112cm" svg:height="0.806cm" svg:x="9.39cm" svg:y="9.892cm">
          <draw:text-box>
            <text:p><text:span text:style-name="T5">[</text:span><text:span text:style-name="T5">B</text:span><text:span text:style-name="T5">]</text:span></text:p>
          </draw:text-box>
        </draw:frame>
        <draw:custom-shape draw:style-name="gr17" draw:text-style-name="P3" draw:layer="layout" svg:width="0.397cm" svg:height="7.077cm" svg:x="10.575cm" svg:y="6.758cm">
          <text:p/>
          <draw:enhanced-geometry svg:viewBox="0 0 21600 21600" draw:glue-points="21600 0 0 10800 21600 21600" draw:text-areas="13800 ?f9 21600 ?f10" draw:type="left-brace" draw:modifiers="305.17095224639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18" draw:text-style-name="P10" draw:layer="layout" svg:width="1.175cm" svg:height="0.806cm" svg:x="9.415cm" svg:y="5.763cm">
            <draw:text-box>
              <text:p text:style-name="P9"><text:span text:style-name="T5">[</text:span><text:span text:style-name="T5">A</text:span><text:span text:style-name="T5">]</text:span></text:p>
            </draw:text-box>
          </draw:frame>
          <draw:custom-shape draw:style-name="gr19" draw:text-style-name="P11" draw:layer="layout" svg:width="0.395cm" svg:height="0.838cm" svg:x="10.579cm" svg:y="5.766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>
          <draw:custom-shape draw:style-name="gr20" draw:text-style-name="P3" draw:layer="layout" svg:width="0.378cm" svg:height="1.927cm" svg:x="23.647cm" svg:y="8.59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1" draw:text-style-name="P8" draw:layer="layout" svg:width="4.888cm" svg:height="0.806cm" svg:x="24.109cm" svg:y="9.152cm">
            <draw:text-box>
              <text:p><text:span text:style-name="T5">[</text:span><text:span text:style-name="T5">D</text:span><text:span text:style-name="T5">]</text:span></text:p>
            </draw:text-box>
          </draw:frame>
        </draw:g>
        <draw:g>
          <draw:custom-shape draw:style-name="gr22" draw:text-style-name="P3" draw:layer="layout" svg:width="0.378cm" svg:height="3.137cm" svg:x="23.666cm" svg:y="10.639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3" draw:text-style-name="P8" draw:layer="layout" svg:width="6.818cm" svg:height="0.806cm" svg:x="24.113cm" svg:y="11.801cm">
            <draw:text-box>
              <text:p><text:span text:style-name="T6">[</text:span><text:span text:style-name="T6">E</text:span><text:span text:style-name="T6">]</text:span><text:span text:style-name="T5"> </text:span></text:p>
            </draw:text-box>
          </draw:frame>
        </draw:g>
        <draw:g>
          <draw:frame draw:style-name="gr24" draw:text-style-name="P8" draw:layer="layout" svg:width="5.654cm" svg:height="0.806cm" svg:x="24.066cm" svg:y="7.034cm">
            <draw:text-box>
              <text:p><text:span text:style-name="T5">[</text:span><text:span text:style-name="T5">C</text:span><text:span text:style-name="T5">]</text:span></text:p>
            </draw:text-box>
          </draw:frame>
          <draw:custom-shape draw:style-name="gr20" draw:text-style-name="P3" draw:layer="layout" svg:width="0.378cm" svg:height="1.927cm" svg:x="23.61cm" svg:y="6.48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g>
          <draw:custom-shape draw:style-name="gr25" draw:text-style-name="P3" draw:layer="layout" svg:width="3.307cm" svg:height="0.661cm" svg:x="11.264cm" svg:y="4.935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12" draw:layer="layout" svg:width="0.891cm" svg:height="0.607cm" svg:x="13.796cm" svg:y="4.972cm">
            <draw:text-box>
              <text:p><text:span text:style-name="T7">A</text:span><text:span text:style-name="T7">1</text:span></text:p>
            </draw:text-box>
          </draw:frame>
        </draw:g>
        <draw:g>
          <draw:custom-shape draw:style-name="gr27" draw:text-style-name="P3" draw:layer="layout" svg:width="5.716cm" svg:height="0.661cm" svg:x="16.679cm" svg:y="4.935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12" draw:layer="layout" svg:width="0.891cm" svg:height="0.607cm" svg:x="16.546cm" svg:y="4.972cm">
            <draw:text-box>
              <text:p><text:span text:style-name="T7">A</text:span><text:span text:style-name="T7">2</text:span></text:p>
            </draw:text-box>
          </draw:frame>
        </draw:g>
        <draw:g>
          <draw:custom-shape draw:style-name="gr28" draw:text-style-name="P3" draw:layer="layout" svg:width="3.789cm" svg:height="0.85cm" svg:x="17.085cm" svg:y="7.619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12" draw:layer="layout" svg:width="0.908cm" svg:height="0.607cm" svg:x="20.071cm" svg:y="7.732cm">
            <draw:text-box>
              <text:p><text:span text:style-name="T7">D</text:span><text:span text:style-name="T7">1</text:span></text:p>
            </draw:text-box>
          </draw:frame>
        </draw:g>
        <draw:g>
          <draw:custom-shape draw:style-name="gr30" draw:text-style-name="P3" draw:layer="layout" svg:width="6.217cm" svg:height="0.721cm" svg:x="10.471cm" svg:y="8.866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12" draw:layer="layout" svg:width="0.908cm" svg:height="0.607cm" svg:x="10.3cm" svg:y="8.923cm">
            <draw:text-box>
              <text:p><text:span text:style-name="T7">D</text:span><text:span text:style-name="T7">2</text:span></text:p>
            </draw:text-box>
          </draw:frame>
        </draw:g>
        <draw:g>
          <draw:custom-shape draw:style-name="gr31" draw:text-style-name="P3" draw:layer="layout" svg:width="8.154cm" svg:height="0.721cm" svg:x="10.656cm" svg:y="10.622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12" draw:layer="layout" svg:width="0.891cm" svg:height="0.607cm" svg:x="18.051cm" svg:y="10.667cm">
            <draw:text-box>
              <text:p><text:span text:style-name="T7">E</text:span><text:span text:style-name="T7">1</text:span></text:p>
            </draw:text-box>
          </draw:frame>
        </draw:g>
      </draw:page>
      <draw:page draw:name="page2" draw:style-name="dp1" draw:master-page-name="Default">
        <draw:custom-shape draw:style-name="gr1" draw:text-style-name="P1" draw:layer="Canvas" svg:width="33.47cm" svg:height="18.653cm" svg:x="0.185cm" svg:y="0.212cm">
          <text:p/>
          <draw:enhanced-geometry svg:viewBox="0 0 21600 21600" draw:type="rectangle" draw:enhanced-path="M 0 0 L 21600 0 21600 21600 0 21600 0 0 Z N"/>
        </draw:custom-shape>
        <draw:g draw:name="Panel_element_groups">
          <draw:g>
            <draw:frame draw:style-name="gr32" draw:text-style-name="P8" draw:layer="Effect_panel_areas" svg:width="5.159cm" svg:height="0.806cm" svg:x="4.438cm" svg:y="9.043cm">
              <draw:text-box>
                <text:p><text:span text:style-name="T5">[</text:span><text:span text:style-name="T5">B</text:span><text:span text:style-name="T5">] </text:span><text:span text:style-name="T5">E</text:span><text:span text:style-name="T5">ff</text:span><text:span text:style-name="T5">e</text:span><text:span text:style-name="T5">c</text:span><text:span text:style-name="T5">t </text:span><text:span text:style-name="T5">p</text:span><text:span text:style-name="T5">a</text:span><text:span text:style-name="T5">r</text:span><text:span text:style-name="T5">a</text:span><text:span text:style-name="T5">m</text:span><text:span text:style-name="T5">e</text:span><text:span text:style-name="T5">t</text:span><text:span text:style-name="T5">e</text:span><text:span text:style-name="T5">r</text:span><text:span text:style-name="T5">s</text:span></text:p>
              </draw:text-box>
            </draw:frame>
            <draw:custom-shape draw:style-name="gr17" draw:text-style-name="P3" draw:layer="Effect_panel_areas" svg:width="0.397cm" svg:height="7.077cm" svg:x="9.702cm" svg:y="5.909cm">
              <text:p/>
              <draw:enhanced-geometry svg:viewBox="0 0 21600 21600" draw:glue-points="21600 0 0 10800 21600 21600" draw:text-areas="13800 ?f9 21600 ?f10" draw:type="left-brace" draw:modifiers="305.170952246397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g>
            <draw:frame draw:style-name="gr33" draw:text-style-name="P10" draw:layer="Effect_panel_areas" svg:width="4.198cm" svg:height="0.806cm" svg:x="5.519cm" svg:y="4.914cm">
              <draw:text-box>
                <text:p text:style-name="P9"><text:span text:style-name="T5">[</text:span><text:span text:style-name="T5">A</text:span><text:span text:style-name="T5">] </text:span><text:span text:style-name="T5">P</text:span><text:span text:style-name="T5">a</text:span><text:span text:style-name="T5">n</text:span><text:span text:style-name="T5">e</text:span><text:span text:style-name="T5">l </text:span><text:span text:style-name="T5">h</text:span><text:span text:style-name="T5">e</text:span><text:span text:style-name="T5">a</text:span><text:span text:style-name="T5">d</text:span><text:span text:style-name="T5">e</text:span><text:span text:style-name="T5">r</text:span></text:p>
              </draw:text-box>
            </draw:frame>
            <draw:custom-shape draw:style-name="gr19" draw:text-style-name="P11" draw:layer="Effect_panel_areas" svg:width="0.395cm" svg:height="0.838cm" svg:x="9.706cm" svg:y="4.917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g>
            <draw:custom-shape draw:style-name="gr20" draw:text-style-name="P3" draw:layer="Effect_panel_areas" svg:width="0.378cm" svg:height="1.927cm" svg:x="22.774cm" svg:y="7.749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draw:style-name="gr21" draw:text-style-name="P8" draw:layer="Effect_panel_areas" svg:width="4.888cm" svg:height="0.806cm" svg:x="23.236cm" svg:y="8.303cm">
              <draw:text-box>
                <text:p><text:span text:style-name="T5">[</text:span><text:span text:style-name="T5">D</text:span><text:span text:style-name="T5">] </text:span><text:span text:style-name="T5">K</text:span><text:span text:style-name="T5">e</text:span><text:span text:style-name="T5">y</text:span><text:span text:style-name="T5">fr</text:span><text:span text:style-name="T5">a</text:span><text:span text:style-name="T5">m</text:span><text:span text:style-name="T5">e </text:span><text:span text:style-name="T5">p</text:span><text:span text:style-name="T5">a</text:span><text:span text:style-name="T5">n</text:span><text:span text:style-name="T5">e</text:span><text:span text:style-name="T5">l </text:span></text:p>
              </draw:text-box>
            </draw:frame>
          </draw:g>
          <draw:g>
            <draw:custom-shape draw:style-name="gr22" draw:text-style-name="P3" draw:layer="Effect_panel_areas" svg:width="0.378cm" svg:height="3.137cm" svg:x="22.793cm" svg:y="9.79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draw:style-name="gr23" draw:text-style-name="P8" draw:layer="Effect_panel_areas" svg:width="6.818cm" svg:height="0.806cm" svg:x="23.24cm" svg:y="10.952cm">
              <draw:text-box>
                <text:p><text:span text:style-name="T6">[</text:span><text:span text:style-name="T6">E</text:span><text:span text:style-name="T6">] </text:span><text:span text:style-name="T6">K</text:span><text:span text:style-name="T6">e</text:span><text:span text:style-name="T6">y</text:span><text:span text:style-name="T6">fr</text:span><text:span text:style-name="T6">a</text:span><text:span text:style-name="T6">m</text:span><text:span text:style-name="T5">a</text:span><text:span text:style-name="T5">b</text:span><text:span text:style-name="T5">l</text:span><text:span text:style-name="T5">e </text:span><text:span text:style-name="T5">p</text:span><text:span text:style-name="T5">a</text:span><text:span text:style-name="T5">r</text:span><text:span text:style-name="T5">a</text:span><text:span text:style-name="T5">m</text:span><text:span text:style-name="T5">e</text:span><text:span text:style-name="T5">t</text:span><text:span text:style-name="T5">e</text:span><text:span text:style-name="T5">r</text:span><text:span text:style-name="T5">s </text:span></text:p>
              </draw:text-box>
            </draw:frame>
          </draw:g>
          <draw:g>
            <draw:frame draw:style-name="gr24" draw:text-style-name="P8" draw:layer="Effect_panel_areas" svg:width="5.654cm" svg:height="0.806cm" svg:x="23.193cm" svg:y="6.185cm">
              <draw:text-box>
                <text:p><text:span text:style-name="T5">[</text:span><text:span text:style-name="T5">C</text:span><text:span text:style-name="T5">] </text:span><text:span text:style-name="T5">N</text:span><text:span text:style-name="T5">o</text:span><text:span text:style-name="T5">r</text:span><text:span text:style-name="T5">m</text:span><text:span text:style-name="T5">a</text:span><text:span text:style-name="T5">l </text:span><text:span text:style-name="T5">p</text:span><text:span text:style-name="T5">a</text:span><text:span text:style-name="T5">r</text:span><text:span text:style-name="T5">a</text:span><text:span text:style-name="T5">m</text:span><text:span text:style-name="T5">e</text:span><text:span text:style-name="T5">t</text:span><text:span text:style-name="T5">e</text:span><text:span text:style-name="T5">r</text:span><text:span text:style-name="T5">s </text:span></text:p>
              </draw:text-box>
            </draw:frame>
            <draw:custom-shape draw:style-name="gr20" draw:text-style-name="P3" draw:layer="Effect_panel_areas" svg:width="0.378cm" svg:height="1.927cm" svg:x="22.737cm" svg:y="5.632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draw:g>
        </draw:g>
        <draw:g>
          <draw:custom-shape draw:style-name="gr25" draw:text-style-name="P3" draw:layer="Effect_panel_areas" svg:width="3.307cm" svg:height="0.661cm" svg:x="11.256cm" svg:y="4.933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12" draw:layer="Effect_panel_areas" svg:width="0.891cm" svg:height="0.607cm" svg:x="13.788cm" svg:y="4.97cm">
            <draw:text-box>
              <text:p><text:span text:style-name="T7">A</text:span><text:span text:style-name="T7">1</text:span></text:p>
            </draw:text-box>
          </draw:frame>
        </draw:g>
        <draw:g>
          <draw:custom-shape draw:style-name="gr27" draw:text-style-name="P3" draw:layer="Effect_panel_areas" svg:width="5.716cm" svg:height="0.661cm" svg:x="16.671cm" svg:y="4.933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12" draw:layer="Effect_panel_areas" svg:width="0.891cm" svg:height="0.607cm" svg:x="16.538cm" svg:y="4.97cm">
            <draw:text-box>
              <text:p><text:span text:style-name="T7">A</text:span><text:span text:style-name="T7">2</text:span></text:p>
            </draw:text-box>
          </draw:frame>
        </draw:g>
        <draw:g>
          <draw:custom-shape draw:style-name="gr28" draw:text-style-name="P3" draw:layer="Effect_panel_areas" svg:width="3.789cm" svg:height="0.85cm" svg:x="17.077cm" svg:y="7.617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12" draw:layer="Effect_panel_areas" svg:width="0.908cm" svg:height="0.607cm" svg:x="20.063cm" svg:y="7.73cm">
            <draw:text-box>
              <text:p><text:span text:style-name="T7">D</text:span><text:span text:style-name="T7">1</text:span></text:p>
            </draw:text-box>
          </draw:frame>
        </draw:g>
        <draw:g>
          <draw:custom-shape draw:style-name="gr30" draw:text-style-name="P3" draw:layer="Effect_panel_areas" svg:width="6.217cm" svg:height="0.721cm" svg:x="10.463cm" svg:y="8.864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12" draw:layer="Effect_panel_areas" svg:width="0.908cm" svg:height="0.607cm" svg:x="10.292cm" svg:y="8.921cm">
            <draw:text-box>
              <text:p><text:span text:style-name="T7">D</text:span><text:span text:style-name="T7">2</text:span></text:p>
            </draw:text-box>
          </draw:frame>
        </draw:g>
        <draw:g>
          <draw:custom-shape draw:style-name="gr31" draw:text-style-name="P3" draw:layer="Effect_panel_areas" svg:width="8.154cm" svg:height="0.721cm" svg:x="10.648cm" svg:y="10.62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12" draw:layer="Effect_panel_areas" svg:width="0.891cm" svg:height="0.607cm" svg:x="18.043cm" svg:y="10.665cm">
            <draw:text-box>
              <text:p><text:span text:style-name="T7">E</text:span><text:span text:style-name="T7">1</text:span></text:p>
            </draw:text-box>
          </draw:frame>
        </draw:g>
        <draw:g>
          <draw:frame draw:style-name="gr34" draw:text-style-name="P14" draw:layer="UI_elements" svg:width="4.858cm" svg:height="0.806cm" svg:x="16.212cm" svg:y="3.459cm">
            <draw:text-box>
              <text:p text:style-name="P13"><text:span text:style-name="T5">{</text:span><text:span text:style-name="T5">d</text:span><text:span text:style-name="T5">r</text:span><text:span text:style-name="T5">o</text:span><text:span text:style-name="T5">p</text:span><text:span text:style-name="T5">-</text:span><text:span text:style-name="T5">d</text:span><text:span text:style-name="T5">o</text:span><text:span text:style-name="T5">w</text:span><text:span text:style-name="T5">n </text:span><text:span text:style-name="T5">li</text:span><text:span text:style-name="T5">s</text:span><text:span text:style-name="T5">t </text:span><text:span text:style-name="T5">b</text:span><text:span text:style-name="T5">o</text:span><text:span text:style-name="T5">x</text:span><text:span text:style-name="T5">}</text:span></text:p>
            </draw:text-box>
          </draw:frame>
          <draw:polyline draw:style-name="gr35" draw:text-style-name="P15" draw:layer="UI_elements" svg:width="0.543cm" svg:height="2.175cm" draw:transform="rotate (-3.14159265358979) translate (16.507cm 6.071cm)" svg:viewBox="0 0 544 2176" draw:points="69,2176 544,2176 544,0 0,0">
            <text:p/>
          </draw:polyline>
        </draw:g>
        <draw:g>
          <draw:frame draw:style-name="gr36" draw:text-style-name="P14" draw:layer="UI_elements" svg:width="3.072cm" svg:height="0.806cm" svg:x="12.394cm" svg:y="3.479cm">
            <draw:text-box>
              <text:p text:style-name="P13"><text:span text:style-name="T5">{</text:span><text:span text:style-name="T5">c</text:span><text:span text:style-name="T5">h</text:span><text:span text:style-name="T5">e</text:span><text:span text:style-name="T5">c</text:span><text:span text:style-name="T5">k </text:span><text:span text:style-name="T5">b</text:span><text:span text:style-name="T5">o</text:span><text:span text:style-name="T5">x</text:span><text:span text:style-name="T5">}</text:span></text:p>
            </draw:text-box>
          </draw:frame>
          <draw:polyline draw:style-name="gr35" draw:text-style-name="P15" draw:layer="UI_elements" svg:width="1.263cm" svg:height="3.394cm" svg:x="15.258cm" svg:y="3.91cm" svg:viewBox="0 0 1264 3395" draw:points="0,0 323,0 323,3395 1264,3395">
            <text:p/>
          </draw:polyline>
        </draw:g>
        <draw:frame draw:style-name="gr37" draw:text-style-name="P14" draw:layer="UI_elements" svg:width="2.458cm" svg:height="0.806cm" svg:x="20.862cm" svg:y="13.437cm">
          <draw:text-box>
            <text:p text:style-name="P13"><text:span text:style-name="T5">{</text:span><text:span text:style-name="T5">s</text:span><text:span text:style-name="T5">p</text:span><text:span text:style-name="T5">i</text:span><text:span text:style-name="T5">n</text:span><text:span text:style-name="T5">n</text:span><text:span text:style-name="T5">e</text:span><text:span text:style-name="T5">r}</text:span></text:p>
          </draw:text-box>
        </draw:frame>
        <draw:polyline draw:style-name="gr35" draw:text-style-name="P15" draw:layer="UI_elements" svg:width="1.309cm" svg:height="4.642cm" draw:transform="rotate (-3.14159265358979) translate (21.035cm 13.877cm)" svg:viewBox="0 0 1310 4643" draw:points="0,0 318,0 318,4643 1310,4643">
          <text:p/>
        </draw:polyline>
        <draw:g>
          <draw:frame draw:style-name="gr38" draw:text-style-name="P14" draw:layer="UI_elements" svg:width="2.212cm" svg:height="0.806cm" svg:x="14.304cm" svg:y="13.437cm">
            <draw:text-box>
              <text:p text:style-name="P13"><text:span text:style-name="T5">{t</text:span><text:span text:style-name="T5">o</text:span><text:span text:style-name="T5">g</text:span><text:span text:style-name="T5">g</text:span><text:span text:style-name="T5">l</text:span><text:span text:style-name="T5">e</text:span><text:span text:style-name="T5">}</text:span></text:p>
            </draw:text-box>
          </draw:frame>
          <draw:polyline draw:style-name="gr35" draw:text-style-name="P15" draw:layer="UI_elements" svg:width="0.211cm" svg:height="3.28cm" svg:x="16.285cm" svg:y="10.609cm" svg:viewBox="0 0 212 3281" draw:points="0,3281 212,3281 212,0">
            <text:p/>
          </draw:polyline>
        </draw:g>
        <draw:g>
          <draw:frame draw:style-name="gr39" draw:text-style-name="P14" draw:layer="UI_elements" svg:width="3.292cm" svg:height="0.806cm" svg:x="16.799cm" svg:y="13.437cm">
            <draw:text-box>
              <text:p text:style-name="P13"><text:span text:style-name="T5">{</text:span><text:span text:style-name="T5">d</text:span><text:span text:style-name="T5">ir</text:span><text:span text:style-name="T5">e</text:span><text:span text:style-name="T5">c</text:span><text:span text:style-name="T5">t </text:span><text:span text:style-name="T5">e</text:span><text:span text:style-name="T5">n</text:span><text:span text:style-name="T5">tr</text:span><text:span text:style-name="T5">y</text:span><text:span text:style-name="T5">}</text:span></text:p>
            </draw:text-box>
          </draw:frame>
          <draw:polyline draw:style-name="gr35" draw:text-style-name="P15" draw:layer="UI_elements" svg:width="1.693cm" svg:height="3.716cm" svg:x="18.481cm" svg:y="10.16cm" svg:viewBox="0 0 1694 3717" draw:points="1416,3717 1694,3717 1694,0 0,0">
            <text:p/>
          </draw:polyline>
        </draw:g>
        <draw:g>
          <draw:frame draw:style-name="gr40" draw:text-style-name="P14" draw:layer="UI_elements" svg:width="3.677cm" svg:height="0.806cm" svg:x="7.197cm" svg:y="13.494cm">
            <draw:text-box>
              <text:p text:style-name="P13"><text:span text:style-name="T5">{</text:span><text:span text:style-name="T5">a</text:span><text:span text:style-name="T5">c</text:span><text:span text:style-name="T5">ti</text:span><text:span text:style-name="T5">o</text:span><text:span text:style-name="T5">n </text:span><text:span text:style-name="T5">b</text:span><text:span text:style-name="T5">u</text:span><text:span text:style-name="T5">tt</text:span><text:span text:style-name="T5">o</text:span><text:span text:style-name="T5">n</text:span><text:span text:style-name="T5">}</text:span></text:p>
            </draw:text-box>
          </draw:frame>
          <draw:polyline draw:style-name="gr35" draw:text-style-name="P15" draw:layer="UI_elements" svg:width="0.29cm" svg:height="1.296cm" svg:x="10.676cm" svg:y="12.633cm" svg:viewBox="0 0 291 1297" draw:points="0,1297 291,1297 291,0">
            <text:p/>
          </draw:polyline>
        </draw:g>
        <draw:g>
          <draw:frame draw:style-name="gr41" draw:text-style-name="P14" draw:layer="UI_elements" svg:width="2.018cm" svg:height="0.806cm" svg:x="11.449cm" svg:y="13.494cm">
            <draw:text-box>
              <text:p text:style-name="P13"><text:span text:style-name="T5">{</text:span><text:span text:style-name="T5">s</text:span><text:span text:style-name="T5">li</text:span><text:span text:style-name="T5">d</text:span><text:span text:style-name="T5">e</text:span><text:span text:style-name="T5">r}</text:span></text:p>
            </draw:text-box>
          </draw:frame>
          <draw:line draw:style-name="gr42" draw:text-style-name="P15" draw:layer="UI_elements" svg:x1="11.396cm" svg:y1="12.395cm" svg:x2="14.613cm" svg:y2="12.395cm">
            <text:p/>
          </draw:line>
          <draw:line draw:style-name="gr42" draw:text-style-name="P15" draw:layer="UI_elements" svg:x1="16.272cm" svg:y1="12.395cm" svg:x2="12.795cm" svg:y2="12.395cm">
            <text:p/>
          </draw:line>
          <draw:polyline draw:style-name="gr35" draw:text-style-name="P15" draw:layer="UI_elements" svg:width="0.382cm" svg:height="1.322cm" svg:x="13.309cm" svg:y="12.607cm" svg:viewBox="0 0 383 1323" draw:points="0,1323 383,1323 383,0">
            <text:p/>
          </draw:polyline>
        </draw:g>
        <draw:g>
          <draw:g>
            <draw:frame draw:style-name="gr43" draw:text-style-name="P8" draw:layer="UI_elements" svg:width="3.647cm" svg:height="0.806cm" svg:x="23.309cm" svg:y="4.867cm">
              <draw:text-box>
                <text:p><text:span text:style-name="T5">{t</text:span><text:span text:style-name="T5">o</text:span><text:span text:style-name="T5">o</text:span><text:span text:style-name="T5">l</text:span><text:span text:style-name="T5">b</text:span><text:span text:style-name="T5">a</text:span><text:span text:style-name="T5">r </text:span><text:span text:style-name="T5">i</text:span><text:span text:style-name="T5">c</text:span><text:span text:style-name="T5">o</text:span><text:span text:style-name="T5">n</text:span><text:span text:style-name="T5">s</text:span><text:span text:style-name="T5">}</text:span></text:p>
              </draw:text-box>
            </draw:frame>
            <draw:line draw:style-name="gr44" draw:text-style-name="P3" draw:layer="UI_elements" svg:x1="23.484cm" svg:y1="5.313cm" svg:x2="22.384cm" svg:y2="5.313cm">
              <text:p/>
            </draw:line>
          </draw:g>
        </draw:g>
        <draw:frame draw:style-name="gr45" draw:text-style-name="P8" draw:layer="UI_elements" svg:width="4.6cm" svg:height="0.806cm" svg:x="4.679cm" svg:y="7.978cm">
          <draw:text-box>
            <text:p><text:span text:style-name="T5">{</text:span><text:span text:style-name="T5">h</text:span><text:span text:style-name="T5">a</text:span><text:span text:style-name="T5">m</text:span><text:span text:style-name="T5">b</text:span><text:span text:style-name="T5">u</text:span><text:span text:style-name="T5">r</text:span><text:span text:style-name="T5">g</text:span><text:span text:style-name="T5">e</text:span><text:span text:style-name="T5">r </text:span><text:span text:style-name="T5">m</text:span><text:span text:style-name="T5">e</text:span><text:span text:style-name="T5">n</text:span><text:span text:style-name="T5">u</text:span><text:span text:style-name="T5">}</text:span></text:p>
          </draw:text-box>
        </draw:frame>
        <draw:polyline draw:style-name="gr46" draw:text-style-name="P3" draw:layer="UI_elements" svg:width="7.449cm" svg:height="0.582cm" svg:x="8.891cm" svg:y="8.424cm" svg:viewBox="0 0 7450 583" draw:points="0,0 7450,0 7450,583">
          <text:p/>
        </draw:polyline>
        <draw:g>
          <draw:g>
            <draw:frame draw:style-name="gr47" draw:text-style-name="P8" draw:layer="UI_elements" svg:width="3.207cm" svg:height="0.806cm" svg:x="5.925cm" svg:y="10.561cm">
              <draw:text-box>
                <text:p><text:span text:style-name="T5">{</text:span><text:span text:style-name="T5">a</text:span><text:span text:style-name="T5">c</text:span><text:span text:style-name="T5">ti</text:span><text:span text:style-name="T5">o</text:span><text:span text:style-name="T5">n </text:span><text:span text:style-name="T5">i</text:span><text:span text:style-name="T5">c</text:span><text:span text:style-name="T5">o</text:span><text:span text:style-name="T5">n</text:span><text:span text:style-name="T5">}</text:span></text:p>
              </draw:text-box>
            </draw:frame>
            <draw:polyline draw:style-name="gr46" draw:text-style-name="P3" draw:layer="UI_elements" svg:width="1.82cm" svg:height="0cm" svg:x="8.996cm" svg:y="11.001cm" svg:viewBox="0 0 1821 0" draw:points="0,0 1821,0 1812,0">
              <text:p/>
            </draw:polyline>
          </draw:g>
          <draw:polyline draw:style-name="gr46" draw:text-style-name="P3" draw:layer="UI_elements" svg:width="2.882cm" svg:height="1.674cm" svg:x="9.01cm" svg:y="9.329cm" svg:viewBox="0 0 2883 1675" draw:points="0,1675 685,1675 685,367 2883,367 2883,0">
            <text:p/>
          </draw:polyline>
        </draw:g>
        <draw:g>
          <draw:frame draw:style-name="gr48" draw:text-style-name="P16" draw:layer="UI_elements" svg:width="4.418cm" svg:height="0.806cm" svg:x="6.725cm" svg:y="3.481cm">
            <draw:text-box>
              <text:p><text:span text:style-name="T5">{</text:span><text:span text:style-name="T5">c</text:span><text:span text:style-name="T5">o</text:span><text:span text:style-name="T5">ll</text:span><text:span text:style-name="T5">a</text:span><text:span text:style-name="T5">p</text:span><text:span text:style-name="T5">s</text:span><text:span text:style-name="T5">e</text:span><text:span text:style-name="T5">/</text:span><text:span text:style-name="T5">e</text:span><text:span text:style-name="T5">x</text:span><text:span text:style-name="T5">p</text:span><text:span text:style-name="T5">a</text:span><text:span text:style-name="T5">n</text:span><text:span text:style-name="T5">d</text:span><text:span text:style-name="T5">}</text:span></text:p>
            </draw:text-box>
          </draw:frame>
          <draw:polyline draw:style-name="gr46" draw:text-style-name="P3" draw:layer="UI_elements" svg:width="0.663cm" svg:height="1.23cm" svg:x="10.966cm" svg:y="3.927cm" svg:viewBox="0 0 664 1231" draw:points="0,0 664,0 664,1231">
            <text:p/>
          </draw:polyline>
        </draw:g>
      </draw:page>
      <draw:page draw:name="page3" draw:style-name="dp1" draw:master-page-name="Default">
        <draw:frame draw:style-name="gr49" draw:text-style-name="P3" draw:layer="layout" svg:width="13.784cm" svg:height="5.873cm" svg:x="2.632cm" svg:y="2.302cm">
          <draw:image xlink:href="Pictures/1000000100000209000000DE81A6D0D4E8017D9A.png" xlink:type="simple" xlink:show="embed" xlink:actuate="onLoad" draw:mime-type="image/png">
            <text:p/>
          </draw:image>
        </draw:frame>
        <draw:custom-shape draw:style-name="gr50" draw:text-style-name="P3" draw:layer="layout" svg:width="2.663cm" svg:height="2.526cm" svg:x="6.73cm" svg:y="4.61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2.663cm" svg:height="2.526cm" svg:x="13.477cm" svg:y="4.618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0.853cm" svg:height="0.962cm" svg:x="3.794cm" svg:y="2.371cm">
          <draw:text-box>
            <text:p><text:span text:style-name="T3">1</text:span></text:p>
          </draw:text-box>
        </draw:frame>
        <draw:frame draw:style-name="gr11" draw:text-style-name="P5" draw:layer="layout" svg:width="0.853cm" svg:height="0.962cm" svg:x="8.73cm" svg:y="3.386cm">
          <draw:text-box>
            <text:p><text:span text:style-name="T3">2</text:span></text:p>
          </draw:text-box>
        </draw:frame>
        <draw:frame draw:style-name="gr51" draw:text-style-name="P17" draw:layer="layout" svg:width="1.107cm" svg:height="0.962cm" svg:x="7.527cm" svg:y="4.691cm">
          <draw:text-box>
            <text:p><text:span text:style-name="T8">S</text:span><text:span text:style-name="T8">2</text:span></text:p>
          </draw:text-box>
        </draw:frame>
        <draw:frame draw:style-name="gr51" draw:text-style-name="P17" draw:layer="layout" svg:width="1.107cm" svg:height="0.962cm" svg:x="6.75cm" svg:y="5.477cm">
          <draw:text-box>
            <text:p><text:span text:style-name="T8">S</text:span><text:span text:style-name="T8">1</text:span></text:p>
          </draw:text-box>
        </draw:frame>
        <draw:frame draw:style-name="gr51" draw:text-style-name="P17" draw:layer="layout" svg:width="1.107cm" svg:height="0.962cm" svg:x="7.517cm" svg:y="5.477cm">
          <draw:text-box>
            <text:p><text:span text:style-name="T8">S</text:span><text:span text:style-name="T8">5</text:span></text:p>
          </draw:text-box>
        </draw:frame>
        <draw:frame draw:style-name="gr51" draw:text-style-name="P17" draw:layer="layout" svg:width="1.107cm" svg:height="0.962cm" svg:x="8.311cm" svg:y="5.478cm">
          <draw:text-box>
            <text:p><text:span text:style-name="T8">S</text:span><text:span text:style-name="T8">3</text:span></text:p>
          </draw:text-box>
        </draw:frame>
        <draw:frame draw:style-name="gr51" draw:text-style-name="P17" draw:layer="layout" svg:width="1.107cm" svg:height="0.962cm" svg:x="7.543cm" svg:y="6.271cm">
          <draw:text-box>
            <text:p><text:span text:style-name="T8">S</text:span><text:span text:style-name="T8">4</text:span></text:p>
          </draw:text-box>
        </draw:frame>
        <draw:frame draw:style-name="gr51" draw:text-style-name="P17" draw:layer="layout" svg:width="1.107cm" svg:height="0.962cm" svg:x="14.312cm" svg:y="6.26cm">
          <draw:text-box>
            <text:p><text:span text:style-name="T8">E</text:span><text:span text:style-name="T8">4</text:span></text:p>
          </draw:text-box>
        </draw:frame>
        <draw:frame draw:style-name="gr51" draw:text-style-name="P17" draw:layer="layout" svg:width="1.107cm" svg:height="0.962cm" svg:x="15.107cm" svg:y="5.466cm">
          <draw:text-box>
            <text:p><text:span text:style-name="T8">E</text:span><text:span text:style-name="T8">3</text:span></text:p>
          </draw:text-box>
        </draw:frame>
        <draw:frame draw:style-name="gr51" draw:text-style-name="P17" draw:layer="layout" svg:width="1.107cm" svg:height="0.962cm" svg:x="14.314cm" svg:y="5.48cm">
          <draw:text-box>
            <text:p><text:span text:style-name="T8">E</text:span><text:span text:style-name="T8">5</text:span></text:p>
          </draw:text-box>
        </draw:frame>
        <draw:frame draw:style-name="gr51" draw:text-style-name="P17" draw:layer="layout" svg:width="1.107cm" svg:height="0.962cm" svg:x="14.313cm" svg:y="4.673cm">
          <draw:text-box>
            <text:p><text:span text:style-name="T8">E</text:span><text:span text:style-name="T8">2</text:span></text:p>
          </draw:text-box>
        </draw:frame>
        <draw:frame draw:style-name="gr51" draw:text-style-name="P17" draw:layer="layout" svg:width="1.107cm" svg:height="0.962cm" svg:x="13.52cm" svg:y="5.466cm">
          <draw:text-box>
            <text:p><text:span text:style-name="T8">E</text:span><text:span text:style-name="T8">1</text:span></text:p>
          </draw:text-box>
        </draw:frame>
        <draw:frame draw:style-name="gr11" draw:text-style-name="P5" draw:layer="layout" svg:width="0.853cm" svg:height="0.962cm" svg:x="5.801cm" svg:y="4.482cm">
          <draw:text-box>
            <text:p><text:span text:style-name="T3">3</text:span></text:p>
          </draw:text-box>
        </draw:frame>
        <draw:frame draw:style-name="gr11" draw:text-style-name="P5" draw:layer="layout" svg:width="0.853cm" svg:height="0.962cm" svg:x="12.548cm" svg:y="4.558cm">
          <draw:text-box>
            <text:p><text:span text:style-name="T3">4</text:span></text:p>
          </draw:text-box>
        </draw:frame>
        <draw:frame draw:style-name="gr11" draw:text-style-name="P5" draw:layer="layout" svg:width="0.853cm" svg:height="0.962cm" svg:x="9.167cm" svg:y="7.279cm">
          <draw:text-box>
            <text:p><text:span text:style-name="T3">5</text:span></text:p>
          </draw:text-box>
        </draw:frame>
        <draw:frame draw:style-name="gr49" draw:text-style-name="P3" draw:layer="layout" svg:width="13.81cm" svg:height="5.397cm" svg:x="2.567cm" svg:y="10.318cm">
          <draw:image xlink:href="Pictures/100000010000020A000000CC3AF81D364456E9DA.png" xlink:type="simple" xlink:show="embed" xlink:actuate="onLoad" draw:mime-type="image/png">
            <text:p/>
          </draw:image>
        </draw:frame>
        <draw:frame draw:style-name="gr11" draw:text-style-name="P5" draw:layer="layout" svg:width="0.853cm" svg:height="0.962cm" svg:x="3.875cm" svg:y="10.467cm">
          <draw:text-box>
            <text:p><text:span text:style-name="T3">1</text:span></text:p>
          </draw:text-box>
        </draw:frame>
        <draw:frame draw:style-name="gr11" draw:text-style-name="P5" draw:layer="layout" svg:width="0.853cm" svg:height="0.962cm" svg:x="8.652cm" svg:y="11.482cm">
          <draw:text-box>
            <text:p><text:span text:style-name="T3">2</text:span></text:p>
          </draw:text-box>
        </draw:frame>
        <draw:frame draw:style-name="gr11" draw:text-style-name="P5" draw:layer="layout" svg:width="0.853cm" svg:height="0.962cm" svg:x="5.723cm" svg:y="12.446cm">
          <draw:text-box>
            <text:p><text:span text:style-name="T3">3</text:span></text:p>
          </draw:text-box>
        </draw:frame>
        <draw:frame draw:style-name="gr11" draw:text-style-name="P5" draw:layer="layout" svg:width="0.853cm" svg:height="0.962cm" svg:x="15.141cm" svg:y="12.522cm">
          <draw:text-box>
            <text:p><text:span text:style-name="T3">4</text:span></text:p>
          </draw:text-box>
        </draw:frame>
        <draw:frame draw:style-name="gr11" draw:text-style-name="P5" draw:layer="layout" svg:width="0.853cm" svg:height="0.962cm" svg:x="4.009cm" svg:y="13.47cm">
          <draw:text-box>
            <text:p><text:span text:style-name="T3">5</text:span></text:p>
          </draw:text-box>
        </draw:frame>
        <draw:frame draw:style-name="gr11" draw:text-style-name="P5" draw:layer="layout" svg:width="0.853cm" svg:height="0.962cm" svg:x="10.016cm" svg:y="14.158cm">
          <draw:text-box>
            <text:p><text:span text:style-name="T3">6</text:span></text:p>
          </draw:text-box>
        </draw:frame>
        <draw:frame draw:style-name="gr11" draw:text-style-name="P5" draw:layer="layout" svg:width="0.853cm" svg:height="0.962cm" svg:x="10.017cm" svg:y="14.661cm">
          <draw:text-box>
            <text:p><text:span text:style-name="T3">7</text:span></text:p>
          </draw:text-box>
        </draw:frame>
      </draw:page>
      <draw:page draw:name="page4" draw:style-name="dp1" draw:master-page-name="Default">
        <draw:frame draw:style-name="gr49" draw:text-style-name="P3" draw:layer="layout" svg:width="20.98cm" svg:height="15.292cm" svg:x="0.914cm" svg:y="1.403cm">
          <draw:image xlink:href="Pictures/1000000100000319000002421785A80FB0F356BD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49" draw:text-style-name="P3" draw:layer="layout" svg:width="8.487cm" svg:height="9.299cm" svg:x="0.464cm" svg:y="0.138cm">
          <draw:image xlink:href="Pictures/100000010000020B0000023D2F931DED3BB99F34.png" xlink:type="simple" xlink:show="embed" xlink:actuate="onLoad" draw:mime-type="image/png">
            <text:p/>
          </draw:image>
        </draw:frame>
        <draw:frame draw:style-name="gr49" draw:text-style-name="P3" draw:layer="layout" svg:width="8.44cm" svg:height="9.247cm" svg:x="9.062cm" svg:y="0.164cm">
          <draw:image xlink:href="Pictures/100000010000020B0000023D81398E4A80989E11.png" xlink:type="simple" xlink:show="embed" xlink:actuate="onLoad" draw:mime-type="image/png">
            <text:p/>
          </draw:image>
        </draw:frame>
        <draw:frame draw:style-name="gr49" draw:text-style-name="P3" draw:layer="layout" svg:width="8.416cm" svg:height="9.221cm" svg:x="17.846cm" svg:y="0.242cm">
          <draw:image xlink:href="Pictures/100000010000020B0000023D3F277827A015171C.png" xlink:type="simple" xlink:show="embed" xlink:actuate="onLoad" draw:mime-type="image/png">
            <text:p/>
          </draw:image>
        </draw:frame>
        <draw:frame draw:style-name="gr49" draw:text-style-name="P3" draw:layer="layout" svg:width="8.392cm" svg:height="9.194cm" svg:x="0.431cm" svg:y="9.556cm">
          <draw:image xlink:href="Pictures/100000010000020B0000023D8B620AA045600E1C.png" xlink:type="simple" xlink:show="embed" xlink:actuate="onLoad" draw:mime-type="image/png">
            <text:p/>
          </draw:image>
        </draw:frame>
        <draw:frame draw:style-name="gr49" draw:text-style-name="P3" draw:layer="layout" svg:width="8.44cm" svg:height="9.247cm" svg:x="9.062cm" svg:y="9.565cm">
          <draw:image xlink:href="Pictures/100000010000020B0000023D36CB9E03981DC493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49" draw:text-style-name="P3" draw:layer="layout" svg:width="27.33cm" svg:height="10.185cm" svg:x="0.385cm" svg:y="4.141cm">
          <draw:image xlink:href="Pictures/100000010000040900000181331761CB4C3BB876.png" xlink:type="simple" xlink:show="embed" xlink:actuate="onLoad" draw:mime-type="image/png">
            <text:p/>
          </draw:image>
        </draw:frame>
        <draw:custom-shape draw:style-name="gr52" draw:text-style-name="P3" draw:layer="layout" svg:width="0.742cm" svg:height="0.767cm" svg:x="0.872cm" svg:y="4.419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0.853cm" svg:height="0.962cm" svg:x="15.146cm" svg:y="4.25cm">
          <draw:text-box>
            <text:p><text:span text:style-name="T3">1</text:span></text:p>
          </draw:text-box>
        </draw:frame>
        <draw:frame draw:style-name="gr11" draw:text-style-name="P5" draw:layer="layout" svg:width="0.853cm" svg:height="0.962cm" svg:x="17.118cm" svg:y="5.45cm">
          <draw:text-box>
            <text:p><text:span text:style-name="T3">2</text:span></text:p>
          </draw:text-box>
        </draw:frame>
        <draw:frame draw:style-name="gr11" draw:text-style-name="P5" draw:layer="layout" svg:width="0.853cm" svg:height="0.962cm" svg:x="15.644cm" svg:y="6.44cm">
          <draw:text-box>
            <text:p><text:span text:style-name="T3">3</text:span></text:p>
          </draw:text-box>
        </draw:frame>
        <draw:frame draw:style-name="gr11" draw:text-style-name="P5" draw:layer="layout" svg:width="0.853cm" svg:height="0.962cm" svg:x="19.613cm" svg:y="7.868cm">
          <draw:text-box>
            <text:p><text:span text:style-name="T3">4</text:span></text:p>
          </draw:text-box>
        </draw:frame>
        <draw:custom-shape draw:style-name="gr53" draw:text-style-name="P3" draw:layer="layout" svg:width="0.397cm" svg:height="2.212cm" svg:x="20.444cm" svg:y="7.234cm">
          <text:p/>
          <draw:enhanced-geometry svg:viewBox="0 0 21600 21600" draw:glue-points="21600 0 0 10800 21600 21600" draw:text-areas="13800 ?f9 21600 ?f10" draw:type="left-brace" draw:modifiers="1864.2566651604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5" draw:layer="layout" svg:width="0.853cm" svg:height="0.962cm" svg:x="26.225cm" svg:y="8.051cm">
          <draw:text-box>
            <text:p><text:span text:style-name="T3">6</text:span></text:p>
          </draw:text-box>
        </draw:frame>
        <draw:custom-shape draw:style-name="gr54" draw:text-style-name="P3" draw:layer="layout" svg:width="0.397cm" svg:height="1.924cm" draw:transform="rotate (-1.5707963267949) translate (27.65cm 8.997cm)">
          <text:p/>
          <draw:enhanced-geometry svg:viewBox="0 0 21600 21600" draw:glue-points="21600 0 0 10800 21600 21600" draw:text-areas="13800 ?f9 21600 ?f10" draw:type="left-brace" draw:modifiers="1864.2566651604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5" draw:layer="layout" svg:width="0.853cm" svg:height="0.962cm" svg:x="18.309cm" svg:y="9.293cm">
          <draw:text-box>
            <text:p><text:span text:style-name="T3">5</text:span></text:p>
          </draw:text-box>
        </draw:frame>
        <draw:frame draw:style-name="gr55" draw:text-style-name="P5" draw:layer="layout" svg:width="1.205cm" svg:height="0.962cm" svg:x="26.426cm" svg:y="5.852cm">
          <draw:text-box>
            <text:p><text:span text:style-name="T3">2</text:span><text:span text:style-name="T3">a</text:span></text:p>
          </draw:text-box>
        </draw:frame>
      </draw:page>
      <draw:page draw:name="page7" draw:style-name="dp1" draw:master-page-name="Default">
        <draw:frame draw:style-name="gr49" draw:text-style-name="P3" draw:layer="layout" svg:width="27.939cm" svg:height="10.926cm" svg:x="0.238cm" svg:y="3.162cm">
          <draw:image xlink:href="Pictures/10000001000004200000019D3DD647A636D3FDB9.png" xlink:type="simple" xlink:show="embed" xlink:actuate="onLoad" draw:mime-type="image/png">
            <text:p/>
          </draw:image>
        </draw:frame>
        <draw:frame draw:style-name="gr11" draw:text-style-name="P5" draw:layer="layout" svg:width="0.853cm" svg:height="0.962cm" svg:x="15.655cm" svg:y="3.351cm">
          <draw:text-box>
            <text:p><text:span text:style-name="T3">1</text:span></text:p>
          </draw:text-box>
        </draw:frame>
        <draw:frame draw:style-name="gr11" draw:text-style-name="P5" draw:layer="layout" svg:width="0.853cm" svg:height="0.962cm" svg:x="20.511cm" svg:y="4.287cm">
          <draw:text-box>
            <text:p><text:span text:style-name="T3">2</text:span></text:p>
          </draw:text-box>
        </draw:frame>
        <draw:frame draw:style-name="gr11" draw:text-style-name="P5" draw:layer="layout" svg:width="0.853cm" svg:height="0.962cm" svg:x="17.556cm" svg:y="5.303cm">
          <draw:text-box>
            <text:p><text:span text:style-name="T3">3</text:span></text:p>
          </draw:text-box>
        </draw:frame>
        <draw:frame draw:style-name="gr11" draw:text-style-name="P5" draw:layer="layout" svg:width="0.853cm" svg:height="0.962cm" svg:x="15.889cm" svg:y="6.334cm">
          <draw:text-box>
            <text:p><text:span text:style-name="T3">4</text:span></text:p>
          </draw:text-box>
        </draw:frame>
        <draw:frame draw:style-name="gr11" draw:text-style-name="P5" draw:layer="layout" svg:width="0.853cm" svg:height="0.962cm" svg:x="20.644cm" svg:y="7.256cm">
          <draw:text-box>
            <text:p><text:span text:style-name="T3">5</text:span></text:p>
          </draw:text-box>
        </draw:frame>
        <draw:frame draw:style-name="gr55" draw:text-style-name="P5" draw:layer="layout" svg:width="1.205cm" svg:height="0.962cm" svg:x="27.002cm" svg:y="5.78cm">
          <draw:text-box>
            <text:p><text:span text:style-name="T3">3</text:span><text:span text:style-name="T3">a</text:span></text:p>
          </draw:text-box>
        </draw:frame>
      </draw:page>
      <draw:page draw:name="page8" draw:style-name="dp1" draw:master-page-name="Default">
        <draw:frame draw:style-name="gr49" draw:text-style-name="P3" draw:layer="layout" svg:width="13.36cm" svg:height="14.287cm" svg:x="0.569cm" svg:y="0.661cm">
          <draw:image xlink:href="Pictures/10000001000001F90000021C0076E92358815F4E.png" xlink:type="simple" xlink:show="embed" xlink:actuate="onLoad" draw:mime-type="image/png">
            <text:p/>
          </draw:image>
        </draw:frame>
        <draw:frame draw:style-name="gr49" draw:text-style-name="P3" draw:layer="layout" svg:width="13.36cm" svg:height="11.164cm" svg:x="14.407cm" svg:y="0.688cm">
          <draw:image xlink:href="Pictures/10000001000001F9000001A65AFD8472AB4061C8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frame draw:style-name="gr49" draw:text-style-name="P3" draw:layer="layout" svg:width="20.954cm" svg:height="15.265cm" svg:x="3.731cm" svg:y="0.992cm">
          <draw:image xlink:href="Pictures/1000000100000318000002412664DB225DDF12A2.png" xlink:type="simple" xlink:show="embed" xlink:actuate="onLoad" draw:mime-type="image/png">
            <text:p/>
          </draw:image>
        </draw:frame>
        <draw:polyline draw:style-name="gr46" draw:text-style-name="P3" draw:layer="layout" svg:width="7.511cm" svg:height="5.292cm" draw:transform="rotate (-3.14159265358979) translate (24.685cm 8.017cm)" svg:viewBox="0 0 7512 5293" draw:points="0,0 7512,0 7512,5293">
          <text:p/>
        </draw:polyline>
        <draw:polyline draw:style-name="gr46" draw:text-style-name="P3" draw:layer="layout" svg:width="10.869cm" svg:height="0.582cm" svg:x="13.789cm" svg:y="1.749cm" svg:viewBox="0 0 10870 583" draw:points="10870,0 0,0 0,583">
          <text:p/>
        </draw:polyline>
      </draw:page>
      <draw:page draw:name="page10" draw:style-name="dp1" draw:master-page-name="Default">
        <draw:frame draw:style-name="gr56" draw:text-style-name="P18" draw:layer="layout" svg:width="22.876cm" svg:height="17.919cm" svg:x="2.286cm" svg:y="0.449cm">
          <draw:image xlink:href="Pictures/10000001000004410000035599638B2E0268E37E.png" xlink:type="simple" xlink:show="embed" xlink:actuate="onLoad" draw:mime-type="image/png">
            <text:p/>
          </draw:image>
        </draw:frame>
        <draw:g>
          <draw:custom-shape draw:style-name="gr57" draw:text-style-name="P3" draw:layer="layout" svg:width="10.458cm" svg:height="8.824cm" svg:x="14.3cm" svg:y="1.30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8" draw:text-style-name="P3" draw:layer="layout" svg:width="10.458cm" svg:height="1.099cm" svg:x="14.3cm" svg:y="16.6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9" draw:text-style-name="P3" draw:layer="layout" svg:width="10.458cm" svg:height="5.126cm" svg:x="14.3cm" svg:y="10.16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0" draw:text-style-name="P3" draw:layer="layout" svg:width="10.458cm" svg:height="1.278cm" svg:x="14.3cm" svg:y="15.305cm">
            <text:p/>
            <draw:enhanced-geometry svg:viewBox="0 0 21600 21600" draw:type="rectangle" draw:enhanced-path="M 0 0 L 21600 0 21600 21600 0 21600 0 0 Z N"/>
          </draw:custom-shape>
        </draw:g>
        <draw:polyline draw:style-name="gr61" draw:text-style-name="P15" draw:layer="layout" svg:width="4.111cm" svg:height="5.317cm" svg:x="10.236cm" svg:y="1.561cm" svg:viewBox="0 0 4112 5318" draw:points="4112,0 1369,0 1369,5318 0,5318">
          <text:p/>
        </draw:polyline>
        <draw:polyline draw:style-name="gr61" draw:text-style-name="P15" draw:layer="layout" svg:width="4.084cm" svg:height="9.607cm" draw:transform="rotate (-3.14159265358979) translate (14.322cm 16.828cm)" svg:viewBox="0 0 4085 9608" draw:points="0,8 2703,0 2724,9608 4085,9606">
          <text:p/>
        </draw:polyline>
        <draw:frame draw:style-name="gr11" draw:text-style-name="P5" draw:layer="layout" svg:width="0.853cm" svg:height="0.962cm" svg:x="9.351cm" svg:y="6.578cm">
          <draw:text-box>
            <text:p><text:span text:style-name="T3">1</text:span></text:p>
          </draw:text-box>
        </draw:frame>
        <draw:polyline draw:style-name="gr62" draw:text-style-name="P15" draw:layer="layout" svg:width="1.526cm" svg:height="3.035cm" svg:x="12.772cm" svg:y="10.487cm" svg:viewBox="0 0 1527 3036" draw:points="1527,0 868,0 868,3036 0,3036">
          <text:p/>
        </draw:polyline>
        <draw:polyline draw:style-name="gr62" draw:text-style-name="P15" draw:layer="layout" svg:width="1.499cm" svg:height="1.694cm" draw:transform="rotate (-3.14159265358979) translate (14.284cm 15.574cm)" svg:viewBox="0 0 1500 1695" draw:points="0,0 647,0 647,1695 1500,1695">
          <text:p/>
        </draw:polyline>
        <draw:frame draw:style-name="gr11" draw:text-style-name="P5" draw:layer="layout" svg:width="0.853cm" svg:height="0.962cm" svg:x="12.059cm" svg:y="13.233cm">
          <draw:text-box>
            <text:p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10 15" svg:d="M10 0zM5 0l-5 15h5z"/>
    <draw:marker draw:name="Arrowheads_20_12" draw:display-name="Arrowheads 12" svg:viewBox="0 0 836 110" svg:d="M0 0h278 278 280v36 36 38h-278-278-280v-36-36z"/>
    <draw:marker draw:name="Arrowheads_20_4" draw:display-name="Arrowheads 4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nvas" draw:protected="true"/>
      <draw:layer draw:name="UI_elements"/>
      <draw:layer draw:name="Effect_panel_areas"/>
      <draw:layer draw:name="i18n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8T10:55:16.489714978</meta:creation-date>
    <dc:date>2024-08-19T08:00:53.185600281</dc:date>
    <meta:editing-duration>PT18H24M46S</meta:editing-duration>
    <meta:editing-cycles>67</meta:editing-cycles>
    <meta:generator>LibreOffice/7.3.7.2$Linux_X86_64 LibreOffice_project/30$Build-2</meta:generator>
    <meta:document-statistic meta:object-count="207"/>
  </office:meta>
</office:document-meta>
</file>